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18" style:family="paragraph" style:parent-style-name="Standard">
      <style:paragraph-properties fo:margin-left="2cm" fo:margin-right="0cm" fo:line-height="150%" fo:text-align="start" style:justify-single-word="false" fo:text-indent="-2cm" style:auto-text-indent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k prototypu 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8"/>
      <text:p text:style-name="P7"><text:span text:style-name="T2">Predmet odovzdávania:</text:span><text:tab/></text:p>
      <text:p text:style-name="P18"><text:tab/>Projektová dokumentácia k prototypu, v rozsahu <text:span text:style-name="T6">9</text:span> strán</text:p>
      <text:p text:style-name="P18"/>
      <text:p text:style-name="P17"/>
      <text:p text:style-name="P5">Odovzdávajúci tím:</text:p>
      <text:p text:style-name="P8"><text:tab/>ALUMINIUM <text:span text:style-name="T5">(tím č. 14)</text:span></text:p>
      <text:p text:style-name="P5"/>
      <text:p text:style-name="P5">Preberajúci tím:</text:p>
      <text:p text:style-name="P8"><text:tab/>Alumiňáci <text:span text:style-name="T5">(tím č. 12)</text:span></text:p>
      <text:p text:style-name="P5"/>
      <text:p text:style-name="P5"/>
      <text:p text:style-name="P5">Dátum odovzdania:</text:p>
      <text:p text:style-name="P8"><text:tab/>17. 12. 2007</text:p>
      <text:p text:style-name="P4"/>
      <text:p text:style-name="P11"/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0">_________________________</text:p>
          </table:table-cell>
          <table:table-cell table:style-name="Tabuľka1.A1" office:value-type="string">
            <text:p text:style-name="P10">_________________________</text:p>
          </table:table-cell>
        </table:table-row>
        <table:table-row>
          <table:table-cell office:value-type="string">
            <text:p text:style-name="P6">Alumiňáci</text:p>
          </table:table-cell>
          <table:table-cell office:value-type="string">
            <text:p text:style-name="P16">ALUMINIUM</text:p>
          </table:table-cell>
        </table:table-row>
        <table:table-row>
          <table:table-cell office:value-type="string">
            <text:p text:style-name="P10">(tím č. 12)</text:p>
          </table:table-cell>
          <table:table-cell office:value-type="string">
            <text:p text:style-name="P15">(tím č. 14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2-17T01:17:07</dc:date>
    <meta:editing-cycles>11</meta:editing-cycles>
    <meta:editing-duration>PT10H42M3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48" meta:character-count="377"/>
  </office:meta>
</office:document-meta>
</file>